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Start Seque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7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Setup Sequence</text:p>
          </table:table-cell>
          <table:table-cell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2" office:value-type="string">
            <text:p>Menu room created</text:p>
          </table:table-cell>
          <table:table-cell table:style-name="ce2"/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 code</text:p>
          </table:table-cell>
          <table:table-cell office:value-type="string">
            <text:p>start=0, p1-p8color assigned at random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uttons created (playercount, team selection, start)</text:p>
          </table:table-cell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" table:number-columns-repeated="2"/>
          <table:table-cell office:value-type="string">
            <text:p>btn_start</text:p>
          </table:table-cell>
          <table:table-cell office:value-type="string">
            <text:p>draw</text:p>
          </table:table-cell>
          <table:table-cell office:value-type="string">
            <text:p>if (start=0) {ready} / if (start=1) {battle}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office:value-type="string">
            <text:p>click</text:p>
          </table:table-cell>
          <table:table-cell office:value-type="string">
            <text:p>start+=1, current_unit=0, examined_unit=0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office:value-type="string">
            <text:p>step</text:p>
          </table:table-cell>
          <table:table-cell office:value-type="string">
            <text:p>if (start=2) {next room}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3" office:value-type="string">
            <text:p>Map room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Objects created</text:p>
          </table:table-cell>
          <table:table-cell table:style-name="ce3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fram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gridlines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tat_sheet_current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tat_sheet_examined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queu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btn_turn</text:p>
          </table:table-cell>
          <table:table-cell table:style-name="Default" table:number-columns-repeated="8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3" office:value-type="string">
            <text:p>btn_cancel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btn_action_master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egg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pace_generator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frame</text:p>
          </table:table-cell>
          <table:table-cell office:value-type="string">
            <text:p>create</text:p>
          </table:table-cell>
          <table:table-cell office:value-type="string">
            <text:p>globalvar screen_height, screen_width, frame_width_v, frame_width_h assign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lobalvar board_x1, board_x2, board_y1, board_y2, board_height, board_width assigned as func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raw</text:p>
          </table:table-cell>
          <table:table-cell office:value-type="string">
            <text:p>frame redrawn with pann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ridlines</text:p>
          </table:table-cell>
          <table:table-cell office:value-type="string">
            <text:p>draw</text:p>
          </table:table-cell>
          <table:table-cell office:value-type="string">
            <text:p>draw lines, length and number determined by frame variables</text:p>
          </table:table-cell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2"/>
          <table:table-cell table:style-name="ce3" office:value-type="string">
            <text:p>stat_sheet_current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position se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(parent) unit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(parent) draw unit.(specs)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step</text:p>
          </table:table-cell>
          <table:table-cell table:style-name="ce3" office:value-type="string">
            <text:p>unit=current_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tat_sheet_examined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position se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(parent) unit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(parent) draw unit.(specs)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step</text:p>
          </table:table-cell>
          <table:table-cell table:style-name="ce3" office:value-type="string">
            <text:p>unit=examined_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queue</text:p>
          </table:table-cell>
          <table:table-cell office:value-type="string">
            <text:p>create</text:p>
          </table:table-cell>
          <table:table-cell office:value-type="string">
            <text:p>ds_list_cre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position s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queue_offset=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queue button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ep</text:p>
          </table:table-cell>
          <table:table-cell office:value-type="string">
            <text:p>turnqueue_size= size of li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(size&gt;0) current_unit= top of list, last_unit= botto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raw</text:p>
          </table:table-cell>
          <table:table-cell office:value-type="string">
            <text:p>List 10 units, starting at top + queue_off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ue_btn_up</text:p>
          </table:table-cell>
          <table:table-cell office:value-type="string">
            <text:p>click</text:p>
          </table:table-cell>
          <table:table-cell office:value-type="string">
            <text:p>queue_offset-=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queue_btn_dn</text:p>
          </table:table-cell>
          <table:table-cell office:value-type="string">
            <text:p>click</text:p>
          </table:table-cell>
          <table:table-cell office:value-type="string">
            <text:p>queue_offset+=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tn_turn</text:p>
          </table:table-cell>
          <table:table-cell office:value-type="string">
            <text:p>click/enter</text:p>
          </table:table-cell>
          <table:table-cell office:value-type="string">
            <text:p>current_unit.ap=0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next_unit=2<text:span text:style-name="T1">nd</text:span> on li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ext_unit.ap=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ext_unit.skipped=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(last_unit.IN&lt;current_unit.IN &amp;&amp; last_unit.skipped=0) {insert current_unit above last_unit; last_unit.skipped=1}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else {add current_unit to bottom}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elete current_unit from top of que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btn_action_master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set position and spacing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Create 9 action buttons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>
            <text:p>btn_cancel</text:p>
          </table:table-cell>
          <table:table-cell table:style-name="ce3" office:value-type="string">
            <text:p>click/backspace</text:p>
          </table:table-cell>
          <table:table-cell table:style-name="ce3" office:value-type="string">
            <text:p>all.legal_mov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restore AP/FP from last_act to current 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last_act=0, used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egg</text:p>
          </table:table-cell>
          <table:table-cell office:value-type="string">
            <text:p>step</text:p>
          </table:table-cell>
          <table:table-cell office:value-type="string">
            <text:p>if (start=2) 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repeat(player_count)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create random spawn point (keep randomizing until unoccupied space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reate Hero @ spawn point based on player ra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spawned unit assigned owner and race 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(unit added to queue on own create action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huffle que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urrent_unit=top of que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urrent_unit.AP=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art+=1 (3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if (start=3)</text:p>
          </table:table-cell>
          <table:table-cell office:value-type="string">
            <text:p>turnqueue_size=player_cou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art+=1(4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pacer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create spaces to fill fram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pace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legal_mov=0, legal_target=0, legal_create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space_x=grid position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space_y=grid position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if (legal_mov=1) {draw green highlight}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if (legal_target=1) {draw red highlight}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if (legal_create=1) {draw purple highlight}</text:p>
          </table:table-cell>
          <table:table-cell table:style-name="ce3" table:number-columns-repeated="6"/>
          <table:table-cell table:number-columns-repeated="1013"/>
        </table:table-row>
      </table:table>
      <table:table table:name="Act Btn" table:style-name="ta1" table:print="false">
        <table:table-column table:style-name="co1" table:default-cell-style-name="Default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ction Button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>
            <text:p>create (parent)</text:p>
          </table:table-cell>
          <table:table-cell table:style-name="ce3" office:value-type="string">
            <text:p>Unusable=0, used=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create</text:p>
          </table:table-cell>
          <table:table-cell table:style-name="ce3" office:value-type="string">
            <text:p>number assigned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if (start=4 &amp;&amp; current_unit&gt;0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if (current_unit.act&gt;0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if (unusable=1) {transparent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se {opaque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icon for action typ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name, AP, F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stats based on typ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inf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lse {draw no act icon}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raw (parent)</text:p>
          </table:table-cell>
          <table:table-cell office:value-type="string">
            <text:p>if (unusable=1) {draw grayed out square over button}</text:p>
          </table: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3" office:value-type="string">
            <text:p>step</text:p>
          </table:table-cell>
          <table:table-cell table:style-name="ce3" office:value-type="string">
            <text:p>if (used=1 or unaffordable) {unusable=1}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>
            <text:p>if (used=0 and affordable) {unusable=0}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>
            <text:p>click/#key</text:p>
          </table:table-cell>
          <table:table-cell office:value-type="string">
            <text:p>if (unusable=0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deduct AP/F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sed=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urrent_unit.act_go=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ll.last_ac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ast_act=1</text:p>
          </table:table-cell>
          <table:table-cell table:number-columns-repeated="1020"/>
        </table:table-row>
      </table:table>
      <table:table table:name="Units" table:style-name="ta1" table:print="false">
        <table:table-column table:style-name="co1" table:default-cell-style-name="Default"/>
        <table:table-column table:style-name="co4" table:default-cell-style-name="ce3"/>
        <table:table-column table:style-name="co1" table:number-columns-repeated="6" table:default-cell-style-name="ce3"/>
        <table:table-row table:style-name="ro1">
          <table:table-cell office:value-type="string">
            <text:p>Units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learn stat sheet / add to unit count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(parent)</text:p>
          </table:table-cell>
          <table:table-cell office:value-type="string">
            <text:p>letter assigned based on serial #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nksign assigned based on rank#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nique_name assigned from unit_name and lette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draw</text:p>
          </table:table-cell>
          <table:table-cell table:style-name="ce2" office:value-type="string">
            <text:p>draw sprite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2"/>
          <table:table-cell table:style-name="ce2" office:value-type="string">
            <text:p>draw ranksign and letter</text:p>
          </table:table-cell>
          <table:table-cell table:style-name="ce2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step (parent)</text:p>
          </table:table-cell>
          <table:table-cell office:value-type="string">
            <text:p>color assigned by own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lorhex assigned by col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cus and suicide action run if act_go=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(unit death script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 (hp&lt;1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reate corpse if possi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osition= place in queu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f (current_unit)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next_unit= 2<text:span text:style-name="T1">nd</text:span> unit in queu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ext_unit +2AP, skipped=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all.used=0, unusable=0, legal_mov=0, legal_target=0, legal_create=0;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elete from queu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estroy sel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urrent unit=top of que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ther actions go if act_go=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right click</text:p>
          </table:table-cell>
          <table:table-cell table:style-name="ce2" office:value-type="string">
            <text:p>examine unit</text:p>
          </table:table-cell>
          <table:table-cell table:style-name="ce2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02/11/2012</text:date>, <text:time>12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1T00:12:05.30</meta:creation-date>
    <meta:generator>OpenOffice.org/3.3$Win32 OpenOffice.org_project/330m20$Build-9567</meta:generator>
    <dc:date>2012-02-11T12:02:07.36</dc:date>
    <meta:editing-duration>PT9H33M21S</meta:editing-duration>
    <meta:editing-cycles>35</meta:editing-cycles>
    <meta:document-statistic meta:table-count="3" meta:cell-count="166" meta:object-count="0"/>
  </office:meta>
</office:document-meta>
</file>